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520972"/>
          <table:table-cell office:value-type="float" office:value="0.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2.0"/>
          <table:table-cell office:value-type="float" office:value="1064.0"/>
          <table:table-cell office:value-type="float" office:value="3318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87.0"/>
          <table:table-cell office:value-type="float" office:value="3894.0"/>
          <table:table-cell office:value-type="float" office:value="3381.0"/>
          <table:table-cell office:value-type="float" office:value="2778.0"/>
          <table:table-cell office:value-type="float" office:value="1889.0"/>
          <table:table-cell office:value-type="float" office:value="9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517231"/>
          <table:table-cell office:value-type="float" office:value="0.01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42.0"/>
          <table:table-cell office:value-type="float" office:value="1181.0"/>
          <table:table-cell office:value-type="float" office:value="3716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86.0"/>
          <table:table-cell office:value-type="float" office:value="3817.0"/>
          <table:table-cell office:value-type="float" office:value="3317.0"/>
          <table:table-cell office:value-type="float" office:value="2757.0"/>
          <table:table-cell office:value-type="float" office:value="1938.0"/>
          <table:table-cell office:value-type="float" office:value="9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50079"/>
          <table:table-cell office:value-type="float" office:value="0.02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38.0"/>
          <table:table-cell office:value-type="float" office:value="1288.0"/>
          <table:table-cell office:value-type="float" office:value="4080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85.0"/>
          <table:table-cell office:value-type="float" office:value="3744.0"/>
          <table:table-cell office:value-type="float" office:value="3257.0"/>
          <table:table-cell office:value-type="float" office:value="2736.0"/>
          <table:table-cell office:value-type="float" office:value="1983.0"/>
          <table:table-cell office:value-type="float" office:value="9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